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4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5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text-properties fo:color="#3f7f5f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Heading">
      <style:text-properties fo:language="en" fo:country="US"/>
    </style:style>
    <style:style style:name="P13" style:family="paragraph" style:parent-style-name="Text_20_body">
      <style:text-properties style:text-position="0% 100%" fo:font-style="normal" style:font-style-asian="normal" style:font-style-complex="normal"/>
    </style:style>
    <style:style style:name="P14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.079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33" style:family="paragraph" style:parent-style-name="Heading" style:master-page-name="First_20_Page">
      <style:paragraph-properties style:page-number="auto"/>
      <style:text-properties fo:language="en" fo:country="US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language="en" fo:country="US"/>
    </style:style>
    <style:style style:name="P38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8" style:family="text">
      <style:text-properties fo:color="#7f0055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7f0055" style:text-underline-style="none" fo:font-weight="bold" style:font-weight-asian="bold" style:font-weight-complex="bold"/>
    </style:style>
    <style:style style:name="T20" style:family="text">
      <style:text-properties fo:color="#5e5eff"/>
    </style:style>
    <style:style style:name="T21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5e5ef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23" style:family="text">
      <style:text-properties fo:color="#5e5eff" style:font-name="Consolas" fo:font-size="10pt" style:text-underline-style="none" style:font-name-asian="Consolas" style:font-size-asian="10pt" style:font-name-complex="Consolas" style:font-size-complex="10pt"/>
    </style:style>
    <style:style style:name="T24" style:family="text">
      <style:text-properties fo:color="#5e5eff" fo:font-style="normal" style:font-style-asian="normal" style:font-style-complex="normal"/>
    </style:style>
    <style:style style:name="T25" style:family="text">
      <style:text-properties fo:color="#5e5eff" style:text-underline-style="none"/>
    </style:style>
    <style:style style:name="T26" style:family="text">
      <style:text-properties fo:color="#c48cff"/>
    </style:style>
    <style:style style:name="T27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c48cff" style:font-name="Consolas" fo:font-size="10pt" style:text-underline-style="none" style:font-name-asian="Consolas" style:font-size-asian="10pt" style:font-name-complex="Consolas" style:font-size-complex="10pt"/>
    </style:style>
    <style:style style:name="T29" style:family="text">
      <style:text-properties fo:color="#c48cff" style:text-underline-style="solid" style:text-underline-width="auto" style:text-underline-color="font-color"/>
    </style:style>
    <style:style style:name="T30" style:family="text">
      <style:text-properties fo:color="#c48cff" style:text-underline-style="none"/>
    </style:style>
    <style:style style:name="T31" style:family="text">
      <style:text-properties fo:color="#0000c0"/>
    </style:style>
    <style:style style:name="T32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0000c0" fo:font-style="normal" style:font-style-asian="normal" style:font-style-complex="normal"/>
    </style:style>
    <style:style style:name="T34" style:family="text">
      <style:text-properties fo:color="#3f7f5f"/>
    </style:style>
    <style:style style:name="T35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7" style:family="text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38" style:family="text"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T39" style:family="text">
      <style:text-properties fo:color="#3f7f5f" fo:font-style="normal" style:font-style-asian="normal" style:font-style-complex="normal"/>
    </style:style>
    <style:style style:name="T40" style:family="text">
      <style:text-properties fo:color="#3f7f5f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3f7f5f" style:text-underline-style="none"/>
    </style:style>
    <style:style style:name="T42" style:family="text">
      <style:text-properties fo:color="#2a00ff"/>
    </style:style>
    <style:style style:name="T43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44" style:family="text"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T45" style:family="text">
      <style:text-properties fo:color="#2a00ff" fo:font-style="normal" style:font-style-asian="normal" style:font-style-complex="normal"/>
    </style:style>
    <style:style style:name="T46" style:family="text">
      <style:text-properties fo:color="#2a00ff" fo:font-style="normal" style:text-underline-style="none" style:font-style-asian="normal" style:font-style-complex="normal"/>
    </style:style>
    <style:style style:name="T47" style:family="text">
      <style:text-properties fo:color="#2a00ff" style:text-underline-style="none"/>
    </style:style>
    <style:style style:name="T48" style:family="text">
      <style:text-properties fo:color="#008000"/>
    </style:style>
    <style:style style:name="T49" style:family="text">
      <style:text-properties fo:color="#008000" style:font-name="Consolas" fo:font-size="10pt" style:text-underline-style="none" style:font-name-asian="Consolas" style:font-size-asian="10pt" style:font-name-complex="Consolas" style:font-size-complex="10pt"/>
    </style:style>
    <style:style style:name="T50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USICA</text:p>
      <text:p text:style-name="P2"/>
      <text:p text:style-name="P12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34"><text:s/>1.Real Intervals and Cents Intervals <text:tab/>2</text:p>
          <text:p text:style-name="P34"><text:s/>2.Pure Intervals and Rationals<text:tab/>3</text:p>
          <text:p text:style-name="P35"><text:s/>2.1.Just Intonation<text:tab/>4</text:p>
          <text:p text:style-name="P34"><text:s/>3.Eitz Intervals<text:tab/>5</text:p>
          <text:p text:style-name="P34"><text:s/>4.Classic Notes<text:tab/>6</text:p>
          <text:p text:style-name="P34"><text:s/>5.Classic Intervals<text:tab/>7</text:p>
          <text:p text:style-name="P34"><text:s/>6.Classic Scales<text:tab/>9</text:p>
          <text:p text:style-name="P34"><text:s/>7.Tuning<text:tab/>10</text:p>
        </text:index-body>
      </text:table-of-content>
      <text:p text:style-name="P2"/>
      <text:h text:style-name="P37" text:outline-level="1">Real Intervals and Cents Intervals </text:h>
      <text:p text:style-name="P1">musica.math.RealInterval,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3"/>
      <text:p text:style-name="P3">Musica offers the following algebra for real intervals:</text:p>
      <text:p text:style-name="P3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3"/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3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3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3"/>
      <text:p text:style-name="P3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3"/>
      <text:p text:style-name="P3">The trait RealInterval is implemented principally by the immutable class CentsInterval. <text:s/>By default, operations on a real interval produce objects of the class CentsInterval.</text:p>
      <text:p text:style-name="P3"/>
      <text:p text:style-name="P3">Factory objects and implicit conversion are used to create RealIntervals and CentsIntervals. The (Double) parameter always indicates the size of the interval in cents.</text:p>
      <text:p text:style-name="P3"/>
      <text:p text:style-name="P3">Examples:</text:p>
      <text:p text:style-name="P6"><text:span text:style-name="T8"><text:s/><text:tab/></text:span><text:span text:style-name="T19">val</text:span><text:span text:style-name="T14"> </text:span><text:span text:style-name="T25">a</text:span><text:span text:style-name="T14"> = CentsInterval( </text:span><text:span text:style-name="T30">200.0</text:span><text:span text:style-name="T14"> ) </text:span></text:p>
      <text:p text:style-name="P17"><text:span text:style-name="T8"><text:s/><text:tab/></text:span><text:span text:style-name="T16">val</text:span><text:span text:style-name="T8"> </text:span><text:span text:style-name="T20">b</text:span><text:span text:style-name="T8"> = RealInterval( </text:span><text:span text:style-name="T26">1100</text:span><text:span text:style-name="T8"> ) <text:s/></text:span><text:span text:style-name="T34">// <text:s/>creates a CentsInterval</text:span></text:p>
      <text:p text:style-name="P17"><text:span text:style-name="T8"><text:tab/></text:span><text:span text:style-name="T16">val</text:span><text:span text:style-name="T8"> </text:span><text:span text:style-name="T20">c</text:span><text:span text:style-name="T8">: RealInterval <text:s/>= </text:span><text:span text:style-name="T26">1000.0</text:span><text:span text:style-name="T8"> <text:s/></text:span><text:span text:style-name="T34">// implicit conversion </text:span></text:p>
      <text:p text:style-name="P17"><text:span text:style-name="T8"><text:tab/></text:span><text:span text:style-name="T16">val</text:span><text:span text:style-name="T8"> </text:span><text:span text:style-name="T20">y</text:span><text:span text:style-name="T8">: RealInterval = </text:span><text:span text:style-name="T42">"1000.0c"</text:span><text:span text:style-name="T8"> </text:span><text:span text:style-name="T34">// another conversion (mind the "c"!)</text:span></text:p>
      <text:p text:style-name="P23"/>
      <text:p text:style-name="P17"><text:span text:style-name="T8"><text:tab/></text:span><text:span text:style-name="T16">val</text:span><text:span text:style-name="T8"> </text:span><text:span text:style-name="T20">d</text:span><text:span text:style-name="T8"> = (</text:span><text:span text:style-name="T20">a</text:span><text:span text:style-name="T8"> + </text:span><text:span text:style-name="T20">b</text:span><text:span text:style-name="T8">) * </text:span><text:span text:style-name="T26">3</text:span><text:span text:style-name="T8"> - (</text:span><text:span text:style-name="T20">c</text:span><text:span text:style-name="T8"> / </text:span><text:span text:style-name="T26">2.5</text:span><text:span text:style-name="T8">) + </text:span><text:span text:style-name="T26">230.0</text:span></text:p>
      <text:p text:style-name="P17"><text:span text:style-name="T8"><text:tab/>println (</text:span><text:span text:style-name="T20">d</text:span><text:span text:style-name="T8">.</text:span><text:span text:style-name="T31">value</text:span><text:span text:style-name="T8">) <text:s/></text:span><text:span text:style-name="T34">// 8.6238...</text:span></text:p>
      <text:p text:style-name="P26"><text:span text:style-name="T9"><text:s text:c="2"/><text:tab/>println (</text:span><text:span text:style-name="T21">d</text:span><text:span text:style-name="T9">.</text:span><text:span text:style-name="T32">cents</text:span><text:span text:style-name="T9">) <text:s/></text:span><text:span text:style-name="T35">// 3730.0</text:span></text:p>
      <text:p text:style-name="P20"><text:tab/></text:p>
      <text:p text:style-name="P17"><text:span text:style-name="T13"><text:tab/></text:span><text:span text:style-name="T16">val</text:span><text:span text:style-name="T8"> </text:span><text:span text:style-name="T20">e</text:span><text:span text:style-name="T8"> = </text:span><text:span text:style-name="T20">d</text:span><text:span text:style-name="T8">.normalize</text:span></text:p>
      <text:p text:style-name="P17"><text:span text:style-name="T8"><text:s text:c="2"/><text:tab/>println (</text:span><text:span text:style-name="T20">e</text:span><text:span text:style-name="T8">.</text:span><text:span text:style-name="T31">value</text:span><text:span text:style-name="T8">) <text:s/></text:span><text:span text:style-name="T34">// 1.0779...</text:span></text:p>
      <text:p text:style-name="P26"><text:span text:style-name="T9"><text:s text:c="2"/><text:tab/>println (</text:span><text:span text:style-name="T21">e</text:span><text:span text:style-name="T9">.</text:span><text:span text:style-name="T32">cents</text:span><text:span text:style-name="T9">) <text:s/></text:span><text:span text:style-name="T35">// 130.0</text:span></text:p>
      <text:p text:style-name="P23"/>
      <text:p text:style-name="P17"><text:span text:style-name="T34"><text:tab/></text:span><text:span text:style-name="T8">println(</text:span><text:span text:style-name="T20">d</text:span><text:span text:style-name="T8"> on </text:span><text:span text:style-name="T26">1.5</text:span><text:span text:style-name="T8">) </text:span><text:span text:style-name="T34">// 12.9357...</text:span></text:p>
      <text:p text:style-name="P23"/>
      <text:p text:style-name="P17"><text:span text:style-name="T34"><text:tab/></text:span><text:span text:style-name="T8">println(</text:span><text:span text:style-name="T26">100</text:span><text:span text:style-name="T8"> + </text:span><text:span text:style-name="T20">d</text:span><text:span text:style-name="T8">) <text:s/></text:span><text:span text:style-name="T34">// 3830.0 - implicit conversion to double</text:span></text:p>
      <text:h text:style-name="P38" text:outline-level="1">Pure Intervals and Rationals</text:h>
      <text:p text:style-name="P4">musica.math.PureInterval, Rational</text:p>
      <text:p text:style-name="P13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13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13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13">For Pure Intervals, the algebra differs from the Rational algebra:</text:p>
      <text:p text:style-name="P13"><text:tab/>addition: [<text:span text:style-name="T1">n / m</text:span>] + [<text:span text:style-name="T1">k / l </text:span>] <text:s/>= <text:s/>[ (<text:span text:style-name="T1">n * k</text:span>) / (<text:span text:style-name="T1">m * l</text:span>) ] <text:s text:c="4"/>(is a Rational mutliplication)</text:p>
      <text:p text:style-name="P13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13"><text:tab/>negation: - [ <text:span text:style-name="T1">n / m </text:span>] = <text:s/>[ <text:span text:style-name="T1">m / n </text:span>]</text:p>
      <text:p text:style-name="P13">Pure intervals can be right-multiplied by integers:</text:p>
      <text:p text:style-name="P13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13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13">If Doubles are used or division is applied, a CentsInterval will be produced.</text:p>
      <text:p text:style-name="P13"/>
      <text:p text:style-name="P13">When a Pure Interval is applied to a Double frequency, the result is a Double: </text:p>
      <text:p text:style-name="P13"><text:tab/>[ <text:span text:style-name="T1">n / m </text:span>] on <text:span text:style-name="T1"><text:s/>r</text:span> = <text:span text:style-name="T1">n * r / m</text:span></text:p>
      <text:p text:style-name="P13">If a Pure Interval is applied to an Int or a Rational frequency, the result is a Rational:</text:p>
      <text:p text:style-name="P13"><text:tab/>[ <text:span text:style-name="T1">n / m </text:span>] on [ <text:span text:style-name="T1">a / b </text:span>] = [ <text:span text:style-name="T1">n * a</text:span> / <text:span text:style-name="T1">m * b </text:span>] </text:p>
      <text:p text:style-name="P13">Pure intervals can be normalized: which means that they are divided or multplied by powers of 2 such that the result lies between values 1 and 2.</text:p>
      <text:p text:style-name="P13">The factory object PureInterval can be used to produce Pure Intervals. It also contains a set of often used intervals:</text:p>
      <text:p text:style-name="P5"><text:span text:style-name="T8"><text:s text:c="4"/></text:span><text:span text:style-name="T16">val</text:span><text:span text:style-name="T8"> </text:span><text:span text:style-name="T31">Prime</text:span><text:span text:style-name="T8"> = PureInterval(</text:span><text:span text:style-name="T26">1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Octave</text:span><text:span text:style-name="T8"> = </text:span><text:span text:style-name="T8">PureInterval(</text:span><text:span text:style-name="T26">2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ifth</text:span><text:span text:style-name="T8"> = </text:span><text:span text:style-name="T8">PureInterval(</text:span><text:span text:style-name="T26">3</text:span><text:span text:style-name="T8">, </text:span><text:span text:style-name="T26">2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ourth</text:span><text:span text:style-name="T8"> = </text:span><text:span text:style-name="T8">PureInterval(</text:span><text:span text:style-name="T26">4</text:span><text:span text:style-name="T8">, </text:span><text:span text:style-name="T26">3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hird</text:span><text:span text:style-name="T8"> = </text:span><text:span text:style-name="T8">PureInterval(</text:span><text:span text:style-name="T26">5</text:span><text:span text:style-name="T8">, </text:span><text:span text:style-name="T26">4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hird</text:span><text:span text:style-name="T8"> = </text:span><text:span text:style-name="T8">PureInterval(</text:span><text:span text:style-name="T26">6</text:span><text:span text:style-name="T8">, </text:span><text:span text:style-name="T26">5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Seventh</text:span><text:span text:style-name="T8"> = </text:span><text:span text:style-name="T8">PureInterval(</text:span><text:span text:style-name="T26">7</text:span><text:span text:style-name="T8">, </text:span><text:span text:style-name="T26">6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Seventh</text:span><text:span text:style-name="T8"> = </text:span><text:span text:style-name="T8">PureInterval(</text:span><text:span text:style-name="T26">8</text:span><text:span text:style-name="T8">, </text:span><text:span text:style-name="T26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one</text:span><text:span text:style-name="T8"> = </text:span><text:span text:style-name="T8">PureInterval(</text:span><text:span text:style-name="T26">9</text:span><text:span text:style-name="T8">,</text:span><text:span text:style-name="T26">8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one</text:span><text:span text:style-name="T8"> = </text:span><text:span text:style-name="T8">PureInterval(</text:span><text:span text:style-name="T26">10</text:span><text:span text:style-name="T8">,</text:span><text:span text:style-name="T26">9</text:span><text:span text:style-name="T8">)</text:span></text:p>
      <text:p text:style-name="P18"><text:span text:style-name="T9"><text:s text:c="4"/></text:span><text:span text:style-name="T17">val</text:span><text:span text:style-name="T9"> </text:span><text:span text:style-name="T32">SemiTone</text:span><text:span text:style-name="T9"> = PureInterval(</text:span><text:span text:style-name="T27">16</text:span><text:span text:style-name="T9">,</text:span><text:span text:style-name="T27">15</text:span><text:span text:style-name="T9">)</text:span></text:p>
      <text:p text:style-name="P16"><text:span text:style-name="T8"><text:s text:c="4"/></text:span><text:span text:style-name="T16">val</text:span><text:span text:style-name="T8"> </text:span><text:span text:style-name="T31">PythagoreanComma</text:span><text:span text:style-name="T8"> = (</text:span><text:span text:style-name="T31">Fifth</text:span><text:span text:style-name="T8"> * </text:span><text:span text:style-name="T26">12</text:span><text:span text:style-name="T8">) - (</text:span><text:span text:style-name="T31">Octave</text:span><text:span text:style-name="T8"> * </text:span><text:span text:style-name="T26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SyntonicComma</text:span><text:span text:style-name="T8"> = (</text:span><text:span text:style-name="T31">Fifth</text:span><text:span text:style-name="T8"> * </text:span><text:span text:style-name="T26">4</text:span><text:span text:style-name="T8">) - (</text:span><text:span text:style-name="T31">MajorThird</text:span><text:span text:style-name="T8"> + (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4"/></text:span><text:span text:style-name="T17">val</text:span><text:span text:style-name="T9"> </text:span><text:span text:style-name="T32">EnharmonicComma</text:span><text:span text:style-name="T9"> = </text:span><text:span text:style-name="T32">Octave</text:span><text:span text:style-name="T9"> - (</text:span><text:span text:style-name="T32">MajorThird</text:span><text:span text:style-name="T9"> * </text:span><text:span text:style-name="T27">3</text:span><text:span text:style-name="T9">)</text:span></text:p>
      <text:p text:style-name="P19"/>
      <text:p text:style-name="Text_20_body"><text:soft-page-break/>Examples:</text:p>
      <text:p text:style-name="Text_20_body">Creating a Pure interval:</text:p>
      <text:p text:style-name="P16"><text:span text:style-name="T8"><text:s text:c="2"/><text:tab/></text:span><text:span text:style-name="T16">val</text:span><text:span text:style-name="T8"> </text:span><text:span text:style-name="T20">a</text:span><text:span text:style-name="T8"> = PureInterval( </text:span><text:span text:style-name="T26">48</text:span><text:span text:style-name="T8">,</text:span><text:span text:style-name="T26">36</text:span><text:span text:style-name="T8"> ) </text:span></text:p>
      <text:p text:style-name="P16"><text:span text:style-name="T8"><text:s text:c="2"/><text:tab/>println(</text:span><text:span text:style-name="T20">a</text:span><text:span text:style-name="T8">) <text:s text:c="7"/></text:span><text:span text:style-name="T34">// 4/3</text:span></text:p>
      <text:p text:style-name="P16"><text:span text:style-name="T8"><text:s text:c="2"/><text:tab/>println(</text:span><text:span text:style-name="T20">a</text:span><text:span text:style-name="T8">.</text:span><text:span text:style-name="T31">value</text:span><text:span text:style-name="T8">) <text:s/></text:span><text:span text:style-name="T34">// 1.3333...</text:span></text:p>
      <text:p text:style-name="P18"><text:span text:style-name="T9"><text:s text:c="2"/><text:tab/>println(</text:span><text:span text:style-name="T21">a</text:span><text:span text:style-name="T9">.</text:span><text:span text:style-name="T32">cents</text:span><text:span text:style-name="T9">) <text:s/></text:span><text:span text:style-name="T35">// 498.04449</text:span></text:p>
      <text:p text:style-name="Text_20_body"/>
      <text:p text:style-name="Text_20_body">Some operations:</text:p>
      <text:p text:style-name="P16"><text:span text:style-name="T16"><text:tab/>val</text:span><text:span text:style-name="T8"> </text:span><text:span text:style-name="T20">b</text:span><text:span text:style-name="T8"> = (PureInterval.</text:span><text:span text:style-name="T31">Fifth</text:span><text:span text:style-name="T8"> * </text:span><text:span text:style-name="T26">4</text:span><text:span text:style-name="T8">) - (PureInterval.</text:span><text:span text:style-name="T31">MajorThird</text:span><text:span text:style-name="T8"> +</text:span></text:p>
      <text:p text:style-name="P16"><text:span text:style-name="T8"><text:tab/><text:tab/> (PureInterval.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2"/><text:tab/>println(</text:span><text:span text:style-name="T21">b</text:span><text:span text:style-name="T9">) </text:span><text:span text:style-name="T35">// 81/80 – the Syntonic Comma</text:span></text:p>
      <text:p text:style-name="P21"/>
      <text:p text:style-name="Standard">Conversion to CentsInterval when:</text:p>
      <text:p text:style-name="Standard"/>
      <text:p text:style-name="Standard"><text:tab/><text:span text:style-name="T18">val</text:span><text:span text:style-name="T10"> </text:span><text:span text:style-name="T23">c</text:span><text:span text:style-name="T10"> = PureInterval(</text:span><text:span text:style-name="T28">23</text:span><text:span text:style-name="T10">,</text:span><text:span text:style-name="T28">18</text:span><text:span text:style-name="T10">)</text:span></text:p>
      <text:p text:style-name="P17"><text:span text:style-name="T8"><text:s text:c="2"/><text:tab/>println ( </text:span><text:span text:style-name="T20">c</text:span><text:span text:style-name="T8"> * </text:span><text:span text:style-name="T26">1.2 </text:span><text:span text:style-name="T8">) <text:s/></text:span><text:span text:style-name="T34">// 509.237...c - multiply by double</text:span></text:p>
      <text:p text:style-name="P17"><text:span text:style-name="T8"><text:s text:c="2"/><text:tab/>println ( </text:span><text:span text:style-name="T20">c</text:span><text:span text:style-name="T8"> + </text:span><text:span text:style-name="T26">230.4</text:span><text:span text:style-name="T8">) </text:span><text:span text:style-name="T34">// 654.764...c - adding a cents interval, but: <text:s/><text:tab/></text:span></text:p>
      <text:p text:style-name="P17"><text:span text:style-name="T8"><text:s/><text:tab/>println ( </text:span><text:span text:style-name="T26">100</text:span><text:span text:style-name="T8"> + </text:span><text:span text:style-name="T20">c</text:span><text:span text:style-name="T8">) <text:s text:c="2"/></text:span><text:span text:style-name="T34">// 524.366... <text:s/>- implicit conversion to cents (Double)</text:span></text:p>
      <text:p text:style-name="P23"/>
      <text:p text:style-name="P17"><text:span text:style-name="T8"><text:s text:c="2"/><text:tab/></text:span><text:span text:style-name="T16">val</text:span><text:span text:style-name="T8"> </text:span><text:span text:style-name="T20">f</text:span><text:span text:style-name="T8"> = RealInterval(</text:span><text:span text:style-name="T20">c</text:span><text:span text:style-name="T8">) </text:span><text:span text:style-name="T34">// explicit conversion</text:span></text:p>
      <text:p text:style-name="P16"><text:span text:style-name="T14"><text:s text:c="2"/><text:tab/>println(</text:span><text:span text:style-name="T25">f</text:span><text:span text:style-name="T14">) </text:span><text:span text:style-name="T41">// <text:s/>424.364...c </text:span><text:span text:style-name="T34"><text:s/><text:tab/></text:span></text:p>
      <text:p text:style-name="P19"><text:s text:c="2"/><text:tab/></text:p>
      <text:p text:style-name="Standard"><text:s/>Applying to frequencies:</text:p>
      <text:p text:style-name="P19"/>
      <text:p text:style-name="P16"><text:span text:style-name="T8"><text:s text:c="2"/><text:tab/>println (</text:span><text:span text:style-name="T20">c</text:span><text:span text:style-name="T8"> on </text:span><text:span text:style-name="T26">3</text:span><text:span text:style-name="T8">) <text:s text:c="12"/></text:span><text:span text:style-name="T34">// 23/6</text:span></text:p>
      <text:p text:style-name="P16"><text:span text:style-name="T8"><text:s text:c="2"/><text:tab/>println (</text:span><text:span text:style-name="T20">c</text:span><text:span text:style-name="T8"> on Rational(</text:span><text:span text:style-name="T26">3</text:span><text:span text:style-name="T8">,</text:span><text:span text:style-name="T26">2</text:span><text:span text:style-name="T8">)) </text:span><text:span text:style-name="T34">// 23/12</text:span></text:p>
      <text:p text:style-name="P18"><text:span text:style-name="T9"><text:s text:c="2"/><text:tab/>println (</text:span><text:span text:style-name="T21">c</text:span><text:span text:style-name="T9"> on </text:span><text:span text:style-name="T27">1.5</text:span><text:span text:style-name="T9">) <text:s text:c="10"/></text:span><text:span text:style-name="T35">// 1.916666....</text:span></text:p>
      <text:p text:style-name="Standard"/>
      <text:p text:style-name="Standard">It is possibe to use a string to create pure intervals:</text:p>
      <text:p text:style-name="Standard"/>
      <text:p text:style-name="P18"><text:span text:style-name="T9"><text:s text:c="2"/><text:tab/></text:span><text:span text:style-name="T17">val</text:span><text:span text:style-name="T9"> </text:span><text:span text:style-name="T21">g</text:span><text:span text:style-name="T9">: PureInterval = </text:span><text:span text:style-name="T44">"2/3"</text:span></text:p>
      <text:p text:style-name="P18"><text:span text:style-name="T44"/></text:p>
      <text:h text:style-name="Heading_20_2" text:outline-level="2">Just Intonation</text:h>
      <text:p text:style-name="Text_20_body">There are three functions provided in the PureInterval factory object to compute Just-intonation intervals, using limit-3, limit-5 and limit-7 just intonation:</text:p>
      <text:p text:style-name="Text_20_body"/>
      <text:p text:style-name="P7"><text:span text:style-name="T8"><text:s text:c="2"/><text:tab/></text:span><text:span text:style-name="T16">def</text:span><text:span text:style-name="T8"> JILimit7(f3: Int, f5: Int, f7: Int): PureInterval = {</text:span></text:p>
      <text:p text:style-name="P16"><text:span text:style-name="T8"><text:s text:c="6"/><text:tab/><text:tab/>(</text:span><text:span text:style-name="T31">Fifth</text:span><text:span text:style-name="T8"> * f3 + </text:span><text:span text:style-name="T31">MajorThird</text:span><text:span text:style-name="T8"> * f5 + </text:span><text:span text:style-name="T31">MajorSeventh</text:span><text:span text:style-name="T8"> * f7).normalize }</text:span></text:p>
      <text:p text:style-name="P16"><text:span text:style-name="T8"><text:s text:c="4"/><text:tab/></text:span><text:span text:style-name="T16">def</text:span><text:span text:style-name="T8"> JILimit5(f3: Int, f5: Int): PureInterval = {</text:span></text:p>
      <text:p text:style-name="P16"><text:span text:style-name="T8"><text:s text:c="5"/><text:tab/><text:tab/>(</text:span><text:span text:style-name="T31">Fifth</text:span><text:span text:style-name="T8"> * f3 + </text:span><text:span text:style-name="T31">MajorThird</text:span><text:span text:style-name="T8"> * f5).normalize }</text:span></text:p>
      <text:p text:style-name="P16"><text:span text:style-name="T8"><text:tab/></text:span><text:span text:style-name="T16">def</text:span><text:span text:style-name="T8"> JILimit3(f3: Int): PureInterval = {</text:span></text:p>
      <text:p text:style-name="P18"><text:span text:style-name="T9"><text:s text:c="6"/><text:tab/><text:tab/>(</text:span><text:span text:style-name="T32">Fifth</text:span><text:span text:style-name="T9"> * f3).normalize }</text:span></text:p>
      <text:p text:style-name="P19"/>
      <text:p text:style-name="Standard">Example:</text:p>
      <text:p text:style-name="P19"/>
      <text:p text:style-name="P16"><text:span text:style-name="T8"><text:s text:c="2"/><text:tab/></text:span><text:span text:style-name="T16">val</text:span><text:span text:style-name="T8"> </text:span><text:span text:style-name="T20">e</text:span><text:span text:style-name="T8"> = PureInterval.JILimit5(</text:span><text:span text:style-name="T26">4</text:span><text:span text:style-name="T8">,-</text:span><text:span text:style-name="T26">1</text:span><text:span text:style-name="T8">)</text:span></text:p>
      <text:p text:style-name="P16"><text:span text:style-name="T8"><text:tab/>println(</text:span><text:span text:style-name="T20">e</text:span><text:span text:style-name="T8">) </text:span><text:span text:style-name="T34">// 81/80 – again the Syntonic comma</text:span></text:p>
      <text:p text:style-name="Standard"/>
      <text:p text:style-name="Standard"/>
      <text:h text:style-name="P36" text:outline-level="1">Eitz Intervals</text:h>
      <text:p text:style-name="P4">musica.math.EitzInterval, PureEitzInterval, RealEitzInterval </text:p>
      <text:p text:style-name="P4"/>
      <text:p text:style-name="Standard">Eitz' notation <text:s/>can be used for pure intervals in the Euler/Riemann <text:span text:style-name="T1">Tonnetz</text:span><text:span text:style-name="T2"> and for temperament intervals witth divided comma's as in Murray's book. <text:s/>An Eitz interval consists of a basic note and an exponent. The basic note indicates the number of pure fifths (with Central C as a reference) and the exponent indicates the number of syntonic comma's added to the fifths. </text:span></text:p>
      <text:p text:style-name="Standard"><text:span text:style-name="T2"/></text:p>
      <text:p text:style-name="Standard"><text:span text:style-name="T2">For example E</text:span><text:span text:style-name="T6">-1</text:span><text:span text:style-name="T2"> in Eitz notation consists of 4 pure fifths minus one comma, which is (when normalized) equal to a pure third. <text:s/>It is possible to use fractions in the exponent: A</text:span><text:span text:style-name="T6">+1/2</text:span><text:span text:style-name="T4"> which indicates three fifths plus halve a comma. <text:s/>This interval is not pure. </text:span></text:p>
      <text:p text:style-name="Standard"><text:span text:style-name="T4"/></text:p>
      <text:p text:style-name="Standard"><text:span text:style-name="T4">In Musica, the "^" is used to separate the note from the exponent: "E^+1" and "A^-1/2". </text:span>Use the notation for classic notes (see next chapter) to indicate the base note. <text:s/>This note may include an indication for the octave: <text:s/>"F#+1^-1" for F sharp in octave 1 minus a comma. </text:p>
      <text:p text:style-name="Standard"/>
      <text:p text:style-name="Standard">Eitz Intervals can be created using the factory object EitzInterval. <text:s/>The easiest way is to use a string in the above sytnax to create Eitz Intervals: </text:p>
      <text:p text:style-name="Standard"/>
      <text:p text:style-name="P18"><text:span text:style-name="T9"><text:s text:c="3"/><text:tab/>EitzInterval(</text:span><text:span text:style-name="T43">"C^0"</text:span><text:span text:style-name="T9">) </text:span></text:p>
      <text:p text:style-name="P16"><text:span text:style-name="T8"><text:s text:c="2"/><text:tab/>EitzInterval(</text:span><text:span text:style-name="T42">"E^-1"</text:span><text:span text:style-name="T8">)</text:span></text:p>
      <text:p text:style-name="P16"><text:span text:style-name="T8"><text:s text:c="2"/><text:tab/>EitzInterval(</text:span><text:span text:style-name="T42">"E+1^+2"</text:span><text:span text:style-name="T8">)</text:span><text:span text:style-name="T34"><text:tab/></text:span></text:p>
      <text:p text:style-name="P16"><text:span text:style-name="T34"><text:tab/></text:span><text:span text:style-name="T8">EitzInterval(</text:span><text:span text:style-name="T42">"Bb+1^+1/3"</text:span><text:span text:style-name="T8">)</text:span></text:p>
      <text:p text:style-name="P18"><text:span text:style-name="T35"/></text:p>
      <text:p text:style-name="Standard">Take care that "+" or "-" is always included in the exponent, except for "0".</text:p>
      <text:p text:style-name="Standard">When fractioned exponents are used, the function produces a RealEitzInterval which is an extension of CentsInterval, otherwise a PureEitzInterval is produced, which is an extension of PureInterval.</text:p>
      <text:p text:style-name="P28"/>
      <text:p text:style-name="Standard">It is possible to use classic notes and numeric parameters to create Eitz intervals:</text:p>
      <text:p text:style-name="Standard"/>
      <text:p text:style-name="P16"><text:span text:style-name="T14"><text:tab/></text:span><text:span text:style-name="T8">EitzInterval(</text:span><text:span text:style-name="T42">ClassicNote(2)</text:span><text:span text:style-name="T8">, -1</text:span><text:span text:style-name="T8">)) </text:span><text:span text:style-name="T34">// <text:s/>= "E^-1"</text:span></text:p>
      <text:p text:style-name="P16"><text:span text:style-name="T8"><text:tab/>EitzInterval(</text:span><text:span text:style-name="T42">ClassicNote(2,-1,1)</text:span><text:span text:style-name="T8">, Rational</text:span><text:span text:style-name="T42">(1,3</text:span><text:span text:style-name="T8">)) </text:span><text:span text:style-name="T34">// "Eb+1^1/3"</text:span></text:p>
      <text:p text:style-name="P16"><text:span text:style-name="T8"><text:tab/>EitzInterval(</text:span><text:span text:style-name="T42">ClassicNote(2,-1,1)</text:span><text:span text:style-name="T8">, 1, 3) </text:span><text:span text:style-name="T34">// "Eb+1^1/3"</text:span></text:p>
      <text:p text:style-name="Standard"/>
      <text:p text:style-name="Standard"><text:s/>If the exponent is not indicated, the octave will be interpreted as exponent:</text:p>
      <text:p text:style-name="Standard"/>
      <text:p text:style-name="P16"><text:span text:style-name="T8"><text:s text:c="2"/><text:tab/>EitzInterval(</text:span><text:span text:style-name="T42">"D+1"</text:span><text:span text:style-name="T8">) </text:span><text:span text:style-name="T34">// "D^+1"</text:span></text:p>
      <text:p text:style-name="P21"/>
      <text:p text:style-name="Standard"/>
      <text:h text:style-name="P36" text:outline-level="1">Classic Notes</text:h>
      <text:p text:style-name="code">musica.symbol.ClassicNote</text:p>
      <text:p text:style-name="Text_20_body"/>
      <text:p text:style-name="Text_20_body">Classic notes are most easily created using the notation: note name, deviation, octaves, in which the note names are 'A' to 'G', <text:s/>the deviation is one ore more '#' for sharps and one or more 'b' for flats. Octaves are indicated with '0' for the central octave (0 is default), +1, +2, etc for higher octaves and -1, -2, etc for lower octaves. <text:s/>Use the factory object ClassicNote:</text:p>
      <text:p text:style-name="P18"><text:span text:style-name="T11"><text:tab/></text:span><text:span text:style-name="T17">val</text:span><text:span text:style-name="T9"> </text:span><text:span text:style-name="T21">n</text:span><text:span text:style-name="T9"> = ClassicNote(</text:span><text:span text:style-name="T43">"C#+1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a</text:span><text:span text:style-name="T9">: ClassicNote = </text:span><text:span text:style-name="T44">"Abb"</text:span></text:p>
      <text:p text:style-name="P24"/>
      <text:p text:style-name="Standard">You can use numerical parameters as well. Use step, deviation and octave. <text:s/>The default for step and octave is 0. Beware that the step starts with 0 for "C" and only values 0 to 6 are allowed. Deviation and octave can be any integer:</text:p>
      <text:p text:style-name="Standard"/>
      <text:p text:style-name="Standard"><text:s/><text:tab/><text:span text:style-name="T10">println</text:span><text:span text:style-name="T9">( ClassicNote(</text:span><text:span text:style-name="T27">2</text:span><text:span text:style-name="T9">,-</text:span><text:span text:style-name="T27">1</text:span><text:span text:style-name="T9">,</text:span><text:span text:style-name="T27">1</text:span><text:span text:style-name="T9">) ) </text:span><text:span text:style-name="T35">// <text:s/></text:span><text:span text:style-name="T36">Eb</text:span><text:span text:style-name="T35">+1</text:span></text:p>
      <text:p text:style-name="P8"/>
      <text:p text:style-name="Standard">You can use fields <text:span text:style-name="T1">step</text:span>, <text:span text:style-name="T1">dev</text:span> and <text:span text:style-name="T1">octave</text:span> to retrieve the properties of a note.</text:p>
      <text:p text:style-name="Standard"/>
      <text:p text:style-name="P16"><text:span text:style-name="T8"><text:tab/>println( </text:span><text:span text:style-name="T42">""</text:span><text:span text:style-name="T8"> + </text:span><text:span text:style-name="T20">n</text:span><text:span text:style-name="T8"> + </text:span><text:span text:style-name="T42">" "</text:span><text:span text:style-name="T8">+ </text:span><text:span text:style-name="T20">n</text:span><text:span text:style-name="T8">.</text:span><text:span text:style-name="T31">step</text:span><text:span text:style-name="T8"> +</text:span><text:span text:style-name="T42">" "</text:span><text:span text:style-name="T8">+ </text:span><text:span text:style-name="T20">n</text:span><text:span text:style-name="T8">.</text:span><text:span text:style-name="T31">dev</text:span><text:span text:style-name="T8">+ </text:span><text:span text:style-name="T42">" "</text:span><text:span text:style-name="T8"> + </text:span><text:span text:style-name="T20">n</text:span><text:span text:style-name="T8">.</text:span><text:span text:style-name="T31">octave</text:span><text:span text:style-name="T8"> ) </text:span><text:span text:style-name="T34">// C#+1 0 1 1</text:span></text:p>
      <text:p text:style-name="P21"/>
      <text:p text:style-name="Standard">The chromatic (12-scale) value of a note is indicated by the field <text:span text:style-name="T1">chr </text:span><text:span text:style-name="T2"><text:s/>and the corresponding midi pitch code with the field </text:span><text:span text:style-name="T1">midicode</text:span><text:span text:style-name="T2">:</text:span></text:p>
      <text:p text:style-name="P10"/>
      <text:p text:style-name="P7"><text:span text:style-name="T15"><text:tab/>println( </text:span><text:span text:style-name="T45">""</text:span><text:span text:style-name="T15"> + </text:span><text:span text:style-name="T24">a</text:span><text:span text:style-name="T15"> + </text:span><text:span text:style-name="T45">" "</text:span><text:span text:style-name="T15"> + </text:span><text:span text:style-name="T24">a</text:span><text:span text:style-name="T15">.</text:span><text:span text:style-name="T33">chr</text:span><text:span text:style-name="T15"> + </text:span><text:span text:style-name="T45">" "</text:span><text:span text:style-name="T15"> + </text:span><text:span text:style-name="T24">a</text:span><text:span text:style-name="T15">.</text:span><text:span text:style-name="T33">midicode</text:span><text:span text:style-name="T15">) <text:s/></text:span><text:span text:style-name="T39">// </text:span><text:span text:style-name="T40">Abb</text:span><text:span text:style-name="T39"> 7 67</text:span></text:p>
      <text:p text:style-name="P9"/>
      <text:p text:style-name="Standard">Two notes are called enharmonic if their chromatic value is equal:</text:p>
      <text:p text:style-name="Standard"/>
      <text:p text:style-name="P16"><text:span text:style-name="T8"><text:s text:c="4"/>println( </text:span><text:span text:style-name="T20">a</text:span><text:span text:style-name="T8">.isEnharmonic(</text:span><text:span text:style-name="T47">"G"</text:span><text:span text:style-name="T14">)</text:span><text:span text:style-name="T8">) </text:span><text:span text:style-name="T34">// true</text:span></text:p>
      <text:p text:style-name="P21"/>
      <text:p text:style-name="P16"><text:span text:style-name="T8"><text:s text:c="4"/>println( </text:span><text:span text:style-name="T20">a == </text:span><text:span text:style-name="T47">"G"</text:span><text:span text:style-name="T8">) </text:span><text:span text:style-name="T34">// false</text:span></text:p>
      <text:p text:style-name="P21"/>
      <text:p text:style-name="Standard">(Observe that implicit conversion from String to ClassicNote is applied.)</text:p>
      <text:p text:style-name="Standard"/>
      <text:p text:style-name="Standard">Classic notes can be normalized, which means setting the octave to 0.</text:p>
      <text:p text:style-name="Standard"/>
      <text:p text:style-name="P16"><text:span text:style-name="T8"><text:s/><text:tab/>println( </text:span><text:span text:style-name="T20">n</text:span><text:span text:style-name="T8">.normalize ) </text:span><text:span text:style-name="T34">// C#</text:span></text:p>
      <text:p text:style-name="Standard"/>
      <text:p text:style-name="Standard">Classic notes can also be created by using the Circle of Fifths. At position 0 is the "C". All notes produced this way are normalized. <text:s/></text:p>
      <text:p text:style-name="Standard"/>
      <text:p text:style-name="P18"><text:span text:style-name="T9"><text:tab/>println (ClassicNote.FifthCircle(</text:span><text:span text:style-name="T27">2</text:span><text:span text:style-name="T9">)) <text:s text:c="3"/></text:span><text:span text:style-name="T35">// D <text:tab/></text:span></text:p>
      <text:p text:style-name="P18"><text:span text:style-name="T35"><text:tab/></text:span><text:span text:style-name="T9">println (ClassicNote.FifthCircle(-</text:span><text:span text:style-name="T27">13</text:span><text:span text:style-name="T9">)) <text:s/></text:span><text:span text:style-name="T35">//</text:span><text:span text:style-name="T38"> Gbb</text:span></text:p>
      <text:p text:style-name="P22"/>
      <text:p text:style-name="Standard">You can also retrieve the position on the Circle of Fifth for a given classic note (ignoring the octave), using <text:span text:style-name="T1">fifth:</text:span></text:p>
      <text:p text:style-name="P10"/>
      <text:p text:style-name="P7"><text:span text:style-name="T15"><text:tab/>println( </text:span><text:span text:style-name="T24">a</text:span><text:span text:style-name="T15">.fifth ) </text:span><text:span text:style-name="T39">// -11</text:span></text:p>
      <text:p text:style-name="P9"/>
      <text:p text:style-name="P9"/>
      <text:p text:style-name="Standard"/>
      <text:h text:style-name="P36" text:outline-level="1">Classic Intervals</text:h>
      <text:p text:style-name="code">musica.symbol.ClassicInterval</text:p>
      <text:p text:style-name="Text_20_body"/>
      <text:p text:style-name="Text_20_body">Classic intervals can be created using the standard notation: "P" for pure, "M" for major, "m" for minor, "A" and "d" for augmented and diminished, followed by the number of steps (1 is unison):</text:p>
      <text:p text:style-name="P7"><text:span text:style-name="T13"><text:tab/></text:span><text:span text:style-name="T16">val</text:span><text:span text:style-name="T8"> </text:span><text:span text:style-name="T20">s</text:span><text:span text:style-name="T8"> = ClassicInterval(</text:span><text:span text:style-name="T42">"P5"</text:span><text:span text:style-name="T8">) <text:s text:c="2"/></text:span><text:span text:style-name="T48">// pure fifth</text:span></text:p>
      <text:p text:style-name="P18"><text:span text:style-name="T11"><text:tab/></text:span><text:span text:style-name="T17">val</text:span><text:span text:style-name="T9"> </text:span><text:span text:style-name="T21">t</text:span><text:span text:style-name="T9">: ClassicInterval = </text:span><text:span text:style-name="T44">"m16" <text:s/></text:span><text:span text:style-name="T49">// minor sixteenth</text:span></text:p>
      <text:p text:style-name="P24"/>
      <text:p text:style-name="Text_20_body">In musica there are some additions to this notation. You can indicate an interval downwards by adding a minus sign.</text:p>
      <text:p text:style-name="P14"><text:span text:style-name="T13"><text:tab/></text:span><text:span text:style-name="T16">val</text:span><text:span text:style-name="T8"> </text:span><text:span text:style-name="T20">u</text:span><text:span text:style-name="T8">: ClassicInterval = </text:span><text:span text:style-name="T47">"-A4"</text:span><text:span text:style-name="T8"> </text:span><text:span text:style-name="T48">// augmented fourth down</text:span><text:span text:style-name="T8"> </text:span></text:p>
      <text:p text:style-name="Text_20_body">Intervals with larger deviations are called "irregular" and can be created using "i()" and "I()" and a number indicating the size of the deviation. This number should be positive. "i" is used for intervals smaller than standard, "I" for intervals larger than standard.</text:p>
      <text:p text:style-name="P7"><text:span text:style-name="T13"><text:tab/></text:span><text:span text:style-name="T16">val</text:span><text:span text:style-name="T8"> </text:span><text:span text:style-name="T20">v</text:span><text:span text:style-name="T8">: ClassicInterval = </text:span><text:span text:style-name="T47">"i(12)4"</text:span><text:span text:style-name="T8"> <text:s/></text:span></text:p>
      <text:p text:style-name="P18"><text:span text:style-name="T11"><text:tab/></text:span><text:span text:style-name="T17">val</text:span><text:span text:style-name="T9"> </text:span><text:span text:style-name="T21">w</text:span><text:span text:style-name="T9">: ClassicInterval = </text:span><text:span text:style-name="T44">"I(10)7"</text:span></text:p>
      <text:p text:style-name="P25"/>
      <text:p text:style-name="P18">It is possible to create Classic Intervals using numeric parameters as well. <text:s/>Use parameters step and deviation. Both parameters can be any integer. Step 0 is the unison interval. Negative values for step indicate an interval downwards. <text:s/>The meaning of the deviation differs for intervals that can or cannot be pure. For pure intervals, 0 means pure, -1 means diminished and +1 is augmented. All other values are irregular. <text:s/>For non-pure intervals, 0 means major, -1 minor, -2 diminished and +1 augmented, and all other values irregular.</text:p>
      <text:p text:style-name="P11"/>
      <text:p text:style-name="P7"><text:span text:style-name="T8"><text:tab/>println(ClassicInterval(</text:span><text:span text:style-name="T26">0</text:span><text:span text:style-name="T8">)) <text:s text:c="4"/></text:span><text:span text:style-name="T34">// P1 <text:s/></text:span></text:p>
      <text:p text:style-name="P16"><text:span text:style-name="T8"><text:s/><text:tab/>println(ClassicInterval(</text:span><text:span text:style-name="T26">2</text:span><text:span text:style-name="T8">,-</text:span><text:span text:style-name="T26">1</text:span><text:span text:style-name="T8">)) <text:s/></text:span><text:span text:style-name="T34">// m3 <text:s text:c="2"/></text:span></text:p>
      <text:p text:style-name="P18"><text:span text:style-name="T9"><text:tab/>println(ClassicInterval(</text:span><text:span text:style-name="T27">7</text:span><text:span text:style-name="T9">,</text:span><text:span text:style-name="T27">5</text:span><text:span text:style-name="T9">)) <text:s text:c="2"/></text:span><text:span text:style-name="T35">// I(5)8</text:span></text:p>
      <text:p text:style-name="Text_20_body"/>
      <text:p text:style-name="Text_20_body">You can retrieve the step and deviation using fields <text:span text:style-name="T1">step</text:span> and <text:span text:style-name="T1">dev</text:span>: </text:p>
      <text:p text:style-name="P14"><text:span text:style-name="T8"><text:s/><text:tab/>println( </text:span><text:span text:style-name="T42">""</text:span><text:span text:style-name="T8"> + </text:span><text:span text:style-name="T20">s</text:span><text:span text:style-name="T8"> + </text:span><text:span text:style-name="T42">" "</text:span><text:span text:style-name="T8">+ </text:span><text:span text:style-name="T20">s</text:span><text:span text:style-name="T8">.</text:span><text:span text:style-name="T31">step</text:span><text:span text:style-name="T8"> +</text:span><text:span text:style-name="T42">" "</text:span><text:span text:style-name="T8">+ </text:span><text:span text:style-name="T20">s</text:span><text:span text:style-name="T8">.</text:span><text:span text:style-name="T31">dev</text:span><text:span text:style-name="T8"> ) </text:span><text:span text:style-name="T34">// P5 4 0 </text:span></text:p>
      <text:p text:style-name="Text_20_body">It is possible to retrieve the size of the interval (chromatic distance) and the number of complete octaves encompassed:</text:p>
      <text:p text:style-name="P27"><text:span text:style-name="T8"><text:tab/>println( </text:span><text:span text:style-name="T42">""</text:span><text:span text:style-name="T8"> + </text:span><text:span text:style-name="T20">t</text:span><text:span text:style-name="T8"> + </text:span><text:span text:style-name="T42">" "</text:span><text:span text:style-name="T8">+ </text:span><text:span text:style-name="T20">t</text:span><text:span text:style-name="T8">.</text:span><text:span text:style-name="T31">size</text:span><text:span text:style-name="T8"> +</text:span><text:span text:style-name="T42">" "</text:span><text:span text:style-name="T8">+ </text:span><text:span text:style-name="T20">t</text:span><text:span text:style-name="T8">.</text:span><text:span text:style-name="T31">octaves</text:span><text:span text:style-name="T8"> ) </text:span><text:span text:style-name="T34">// m16 25 2</text:span></text:p>
      <text:p text:style-name="Text_20_body">Use the function <text:span text:style-name="T1">name</text:span><text:span text:style-name="T2"> to get a longer description:</text:span></text:p>
      <text:p text:style-name="Text_20_body"><text:span text:style-name="T12"><text:tab/>println(</text:span><text:span text:style-name="T22">t</text:span><text:span text:style-name="T12">.name) </text:span><text:span text:style-name="T37">// Minor Second 16va</text:span></text:p>
      <text:p text:style-name="Text_20_body">Intervals are called <text:span text:style-name="T1">equal</text:span> if their step and deviation are equal. They are called <text:span text:style-name="T1">enharmonic</text:span><text:span text:style-name="T2"> if they have the same size.</text:span></text:p>
      <text:p text:style-name="P7"><text:span text:style-name="T15"><text:tab/>println(ClassicInterval(</text:span><text:span text:style-name="T45">"M2"</text:span><text:span text:style-name="T15">) isEnharmonic </text:span><text:span text:style-name="T46">"d3"</text:span><text:span text:style-name="T15">) </text:span><text:span text:style-name="T39">// true</text:span></text:p>
      <text:p text:style-name="P18"><text:span text:style-name="T9"><text:s/><text:tab/>println(ClassicInterval(</text:span><text:span text:style-name="T43">"M2"</text:span><text:span text:style-name="T9">) == </text:span><text:span text:style-name="T43">"d3"</text:span><text:span text:style-name="T9">) <text:s text:c="10"/></text:span><text:span text:style-name="T35">// false</text:span></text:p>
      <text:p text:style-name="P15"/>
      <text:p text:style-name="Text_20_body">Classic Intervals can be created from two notes (implicit String conversion):</text:p>
      <text:p text:style-name="Text_20_body"><text:tab/><text:span text:style-name="T9">println(ClassicInterval(</text:span><text:span text:style-name="T44">"C"</text:span><text:span text:style-name="T9">, </text:span><text:span text:style-name="T44">"E"</text:span><text:span text:style-name="T9">)) <text:s text:c="3"/></text:span><text:span text:style-name="T35">// M3<text:line-break/><text:tab/></text:span><text:span text:style-name="T10">println</text:span><text:span text:style-name="T9">(ClassicInterval(</text:span><text:span text:style-name="T44">"F+1"</text:span><text:span text:style-name="T9">, </text:span><text:span text:style-name="T44">"C"</text:span><text:span text:style-name="T9">)) <text:s/></text:span><text:span text:style-name="T35">//-P11</text:span></text:p>
      <text:p text:style-name="Text_20_body"/>
      <text:p text:style-name="Text_20_body"/>
      <text:p text:style-name="Text_20_body"><text:soft-page-break/>A number of classic intervals have been predefined in the factory object ClassicInterval:</text:p>
      <text:p text:style-name="P18"><text:span text:style-name="T11"><text:tab/></text:span><text:span text:style-name="T17">def</text:span><text:span text:style-name="T9"> Prime = ClassicInterval(</text:span><text:span text:style-name="T27">0</text:span><text:span text:style-name="T9">)</text:span></text:p>
      <text:p text:style-name="P16"><text:span text:style-name="T13"><text:tab/></text:span><text:span text:style-name="T16">def</text:span><text:span text:style-name="T8"> MinorSecond = </text:span><text:span text:style-name="T14">ClassicInterval</text:span><text:span text:style-name="T8">(</text:span><text:span text:style-name="T26">1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cond = ClassicInterval(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inorThird = ClassicInterval(</text:span><text:span text:style-name="T26">2</text:span><text:span text:style-name="T8">,-</text:span><text:span text:style-name="T26">1</text:span><text:span text:style-name="T8">)<text:tab/></text:span></text:p>
      <text:p text:style-name="P16"><text:span text:style-name="T13"><text:tab/></text:span><text:span text:style-name="T16">def</text:span><text:span text:style-name="T8"> MajorThird = ClassicInterval(</text:span><text:span text:style-name="T26">2</text:span><text:span text:style-name="T8">)</text:span></text:p>
      <text:p text:style-name="P16"><text:span text:style-name="T13"><text:tab/></text:span><text:span text:style-name="T16">def</text:span><text:span text:style-name="T8"> Fourth = ClassicInterval(</text:span><text:span text:style-name="T26">3</text:span><text:span text:style-name="T8">)</text:span></text:p>
      <text:p text:style-name="P16"><text:span text:style-name="T13"><text:tab/></text:span><text:span text:style-name="T16">def</text:span><text:span text:style-name="T8"> Fifth = ClassicInterval(</text:span><text:span text:style-name="T26">4</text:span><text:span text:style-name="T8">)</text:span></text:p>
      <text:p text:style-name="P16"><text:span text:style-name="T13"><text:tab/></text:span><text:span text:style-name="T16">def</text:span><text:span text:style-name="T8"> MinorSixth = ClassicInterval(</text:span><text:span text:style-name="T26">5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ixth = ClassicInterval(</text:span><text:span text:style-name="T26">5</text:span><text:span text:style-name="T8">)</text:span></text:p>
      <text:p text:style-name="P16"><text:span text:style-name="T13"><text:tab/></text:span><text:span text:style-name="T16">def</text:span><text:span text:style-name="T8"> MinorSeventh = ClassicInterval(</text:span><text:span text:style-name="T26">6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venth = ClassicInterval(</text:span><text:span text:style-name="T26">6</text:span><text:span text:style-name="T8">)</text:span></text:p>
      <text:p text:style-name="P18"><text:span text:style-name="T11"><text:tab/></text:span><text:span text:style-name="T17">def</text:span><text:span text:style-name="T9"> Octave = ClassicInterval(</text:span><text:span text:style-name="T27">7</text:span><text:span text:style-name="T9">)</text:span></text:p>
      <text:p text:style-name="P19"/>
      <text:p text:style-name="P19">Classic intervals can be normalized, bringing them back within one octave:<text:tab/></text:p>
      <text:p text:style-name="P20"/>
      <text:p text:style-name="P18"><text:span text:style-name="T10"><text:tab/>println</text:span><text:span text:style-name="T9">(</text:span><text:span text:style-name="T21">t</text:span><text:span text:style-name="T9">.normalize.name) </text:span><text:span text:style-name="T35">// Minor Second</text:span></text:p>
      <text:p text:style-name="P18"><text:span text:style-name="T9"><text:s/><text:tab/>println(</text:span><text:span text:style-name="T21">u</text:span><text:span text:style-name="T9">.normalize.name) </text:span><text:span text:style-name="T35">// Diminished Fifth</text:span></text:p>
      <text:p text:style-name="P19"/>
      <text:p text:style-name="P19"/>
      <text:p text:style-name="P19">Some operations involving classic intervals and notes have been defined. Classic Intervals can be negated, added, subtracted and multiplied by integers:</text:p>
      <text:p text:style-name="P19"/>
      <text:p text:style-name="P19"><text:tab/>println( <text:span text:style-name="T20">s</text:span> + <text:span text:style-name="T20">t</text:span> - <text:span text:style-name="T20">u</text:span>*<text:span text:style-name="T26">2</text:span> ) <text:span text:style-name="T34">// A26</text:span></text:p>
      <text:p text:style-name="P19"><text:tab/>println( -<text:span text:style-name="T20">s</text:span> )<text:span text:style-name="T34">// -P5</text:span></text:p>
      <text:p text:style-name="P19"/>
      <text:p text:style-name="P19">Intervals can be applied on notes, to produce notes:</text:p>
      <text:p text:style-name="P19"/>
      <text:p text:style-name="P19"><text:tab/><text:span text:style-name="T50">println (</text:span><text:span text:style-name="T25">s</text:span><text:span text:style-name="T50"> on </text:span><text:span text:style-name="T47">"C#"</text:span><text:span text:style-name="T50">) <text:s text:c="6"/></text:span><text:span text:style-name="T41">// G#</text:span></text:p>
      <text:p text:style-name="P16"><text:span text:style-name="T14"><text:s/><text:tab/>println (</text:span><text:span text:style-name="T25">t</text:span><text:span text:style-name="T14"> below </text:span><text:span text:style-name="T47">"Ab+2"</text:span><text:span text:style-name="T14">)</text:span><text:span text:style-name="T8"> <text:s/></text:span><text:span text:style-name="T34">// G</text:span></text:p>
      <text:p text:style-name="P21"/>
      <text:p text:style-name="Standard">The inverse of an interval is computed on the normalized version:</text:p>
      <text:p text:style-name="Standard"/>
      <text:p text:style-name="P16"><text:span text:style-name="T8"><text:tab/>println (</text:span><text:span text:style-name="T20">s</text:span><text:span text:style-name="T8"> invert) </text:span><text:span text:style-name="T34">// P4</text:span></text:p>
      <text:p text:style-name="P18"><text:span text:style-name="T9"><text:s/><text:tab/>println (</text:span><text:span text:style-name="T21">t</text:span><text:span text:style-name="T9"> invert) </text:span><text:span text:style-name="T35">// M7</text:span></text:p>
      <text:p text:style-name="P21"/>
      <text:p text:style-name="Standard"/>
      <text:h text:style-name="P36" text:outline-level="1">Classic Scales</text:h>
      <text:p text:style-name="code">musica.symbol.ClassicScale</text:p>
      <text:p text:style-name="Standard"/>
      <text:p text:style-name="Text_20_body">A classic scale is simply a list of classic intervals, in increasing order. There are two ways to define a scale: by providing (a List of) ClassicIntervals, or by simply providing a String with comma-separated interval names (no whitespace). <text:s/>Scales can be applied to a <text:s/>note to create a list of notes:</text:p>
      <text:p text:style-name="Standard"><text:span text:style-name="T11"><text:tab/></text:span><text:span text:style-name="T17">val</text:span><text:span text:style-name="T9"> </text:span><text:span text:style-name="T21">scale1</text:span><text:span text:style-name="T9"> = ClassicScale(</text:span><text:span text:style-name="T43">"P1,M2,M3,P4,P5,M6,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2</text:span><text:span text:style-name="T9"> = ClassicScale(</text:span><text:span text:style-name="T44">"P1"</text:span><text:span text:style-name="T10">,</text:span><text:span text:style-name="T44">"M2"</text:span><text:span text:style-name="T10">,</text:span><text:span text:style-name="T44">"M3"</text:span><text:span text:style-name="T10">,</text:span><text:span text:style-name="T44">"P4"</text:span><text:span text:style-name="T10">,</text:span><text:span text:style-name="T44">"P5"</text:span><text:span text:style-name="T10">,</text:span><text:span text:style-name="T44">"M6"</text:span><text:span text:style-name="T10">,</text:span><text:span text:style-name="T44">"M7"</text:span><text:span text:style-name="T9">)</text:span></text:p>
      <text:p text:style-name="P18"><text:span text:style-name="T9"><text:s/><text:tab/></text:span><text:span text:style-name="T17">val</text:span><text:span text:style-name="T9"> </text:span><text:span text:style-name="T21">l</text:span><text:span text:style-name="T9">: List[ClassicInterval] = List(</text:span><text:span text:style-name="T44">"P1"</text:span><text:span text:style-name="T10">,</text:span><text:span text:style-name="T44">"M2"</text:span><text:span text:style-name="T10">,</text:span><text:span text:style-name="T44">"M3"</text:span><text:span text:style-name="T10">,</text:span><text:span text:style-name="T44">"P4"</text:span><text:span text:style-name="T10">,</text:span><text:span text:style-name="T44">"P5"</text:span><text:span text:style-name="T10">,</text:span><text:span text:style-name="T44">"M6"</text:span><text:span text:style-name="T10">,</text:span><text:span text:style-name="T44">"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3</text:span><text:span text:style-name="T9"> = ClassicScale(</text:span><text:span text:style-name="T21">l</text:span><text:span text:style-name="T9">) </text:span></text:p>
      <text:p text:style-name="P18"><text:span text:style-name="T9"><text:tab/>println ( </text:span><text:span text:style-name="T21">scale1</text:span><text:span text:style-name="T9"> on </text:span><text:span text:style-name="T44">"C#"</text:span><text:span text:style-name="T9"> ) <text:s/></text:span><text:span text:style-name="T35">// List(C#, D#, E#, F#, G#, A#, B#)</text:span></text:p>
      <text:p text:style-name="Text_20_body"/>
      <text:p text:style-name="Text_20_body">Function step can be used to retrieve the individual intervals on the infinite scale. Step(0) is equal to the firstt interval in the list (most often P1).</text:p>
      <text:p text:style-name="P18"><text:span text:style-name="T9"><text:s/><text:tab/>println(</text:span><text:span text:style-name="T21">scale</text:span><text:span text:style-name="T9">.step(-</text:span><text:span text:style-name="T27">4</text:span><text:span text:style-name="T9">)) <text:s text:c="9"/></text:span><text:span text:style-name="T35">// -P5</text:span></text:p>
      <text:p text:style-name="P16"><text:span text:style-name="T8"><text:tab/>println(</text:span><text:span text:style-name="T20">scale</text:span><text:span text:style-name="T8">.step(-</text:span><text:span text:style-name="T26">4</text:span><text:span text:style-name="T8">) on </text:span><text:span text:style-name="T47">"Ab"</text:span><text:span text:style-name="T14">)</text:span><text:span text:style-name="T8"> <text:s/></text:span><text:span text:style-name="T34">// </text:span><text:span text:style-name="T41">Db</text:span></text:p>
      <text:p text:style-name="P19"><text:s text:c="4"/></text:p>
      <text:p text:style-name="P16"><text:span text:style-name="T13"><text:tab/></text:span><text:span text:style-name="T16">for</text:span><text:span text:style-name="T8"> (</text:span><text:span text:style-name="T20">i</text:span><text:span text:style-name="T8"> &lt;- -</text:span><text:span text:style-name="T29">4</text:span><text:span text:style-name="T8"> to </text:span><text:span text:style-name="T26">1</text:span><text:span text:style-name="T8">) {</text:span></text:p>
      <text:p text:style-name="P17"><text:span text:style-name="T8"><text:s text:c="9"/>println( </text:span><text:span text:style-name="T42">""</text:span><text:span text:style-name="T8">+</text:span><text:span text:style-name="T20">i</text:span><text:span text:style-name="T8">+</text:span><text:span text:style-name="T42">": "</text:span><text:span text:style-name="T8">+(</text:span><text:span text:style-name="T20">scale</text:span><text:span text:style-name="T8">.step(</text:span><text:span text:style-name="T20">i</text:span><text:span text:style-name="T8">)) +</text:span><text:span text:style-name="T42">" "</text:span><text:span text:style-name="T8">+(</text:span><text:span text:style-name="T20">scale</text:span><text:span text:style-name="T8">.step(</text:span><text:span text:style-name="T20">i</text:span><text:span text:style-name="T8">) on </text:span><text:span text:style-name="T42">"Ab"</text:span><text:span text:style-name="T8">)) </text:span></text:p>
      <text:p text:style-name="P20"><text:s text:c="2"/><text:tab/>}</text:p>
      <text:p text:style-name="P17"><text:span text:style-name="T8"><text:s text:c="8"/></text:span><text:span text:style-name="T34">// -4: -P5 </text:span><text:span text:style-name="T34">Db</text:span></text:p>
      <text:p text:style-name="P17"><text:span text:style-name="T8"><text:s text:c="8"/></text:span><text:span text:style-name="T34">// -3: -P4 </text:span><text:span text:style-name="T34">Eb</text:span></text:p>
      <text:p text:style-name="P17"><text:span text:style-name="T8"><text:s text:c="8"/></text:span><text:span text:style-name="T34">// -2: -m3 F</text:span></text:p>
      <text:p text:style-name="P17"><text:span text:style-name="T8"><text:s text:c="8"/></text:span><text:span text:style-name="T34">// -1: -m2 G</text:span></text:p>
      <text:p text:style-name="P17"><text:span text:style-name="T8"><text:s text:c="8"/></text:span><text:span text:style-name="T34">// 0: P1 </text:span><text:span text:style-name="T34">Ab</text:span></text:p>
      <text:p text:style-name="P26"><text:span text:style-name="T9"><text:s text:c="8"/></text:span><text:span text:style-name="T35">// 1: M2 Bb</text:span></text:p>
      <text:p text:style-name="Standard"/>
      <text:p text:style-name="Standard">Of course, pentatonic or whole-note scales are possible too:</text:p>
      <text:p text:style-name="Standard"/>
      <text:p text:style-name="P16"><text:span text:style-name="T8"><text:s/><text:tab/></text:span><text:span text:style-name="T16">val</text:span><text:span text:style-name="T8"> </text:span><text:span text:style-name="T20">pentatonic</text:span><text:span text:style-name="T8"> = ClassicScale(</text:span><text:span text:style-name="T42">"P1,M2,P4,P5,M6"</text:span><text:span text:style-name="T8">) <text:s text:c="2"/></text:span></text:p>
      <text:p text:style-name="P16"><text:span text:style-name="T13"><text:tab/></text:span><text:span text:style-name="T16">val</text:span><text:span text:style-name="T8"> </text:span><text:span text:style-name="T20">wholenote</text:span><text:span text:style-name="T8"> = ClassicScale(</text:span><text:span text:style-name="T42">"P1,M2,M3,A4,A5,A6"</text:span><text:span text:style-name="T8">)</text:span></text:p>
      <text:p text:style-name="P18"><text:span text:style-name="T9"><text:s/><text:tab/>println ( </text:span><text:span text:style-name="T21">pentatonic</text:span><text:span text:style-name="T9"> on </text:span><text:span text:style-name="T44">"F"</text:span><text:span text:style-name="T10"> </text:span><text:span text:style-name="T9">) </text:span><text:span text:style-name="T35">// List(F, G, </text:span><text:span text:style-name="T38">Bb</text:span><text:span text:style-name="T35">, C+1, D+1)</text:span></text:p>
      <text:p text:style-name="P18"><text:span text:style-name="T9"><text:tab/>println ( </text:span><text:span text:style-name="T21">wholenote</text:span><text:span text:style-name="T9"> on </text:span><text:span text:style-name="T44">"C"</text:span><text:span text:style-name="T10"> </text:span><text:span text:style-name="T9">) <text:s/></text:span><text:span text:style-name="T35">// List(C, D, E, F#, G#, A#)</text:span></text:p>
      <text:p text:style-name="P21"/>
      <text:p text:style-name="Standard">A few scales have been predefined in the factory object ClassicScale:</text:p>
      <text:p text:style-name="Standard"/>
      <text:p text:style-name="P17"><text:span text:style-name="T8"><text:tab/>println (ClassicScale.Major on </text:span><text:span text:style-name="T42">"C"</text:span><text:span text:style-name="T8">) <text:s text:c="9"/></text:span><text:span text:style-name="T34">// List(C, D, E, F, G, A, B)</text:span></text:p>
      <text:p text:style-name="P17"><text:span text:style-name="T8"><text:tab/>println (ClassicScale.Minor on </text:span><text:span text:style-name="T42">"C"</text:span><text:span text:style-name="T8">) <text:s text:c="9"/></text:span><text:span text:style-name="T34">// List(C, D, </text:span><text:span text:style-name="T34">Eb</text:span><text:span text:style-name="T34">, F, G, </text:span><text:span text:style-name="T34">Ab</text:span><text:span text:style-name="T34">, </text:span><text:span text:style-name="T34">Bb</text:span><text:span text:style-name="T34">)</text:span></text:p>
      <text:p text:style-name="P17"><text:span text:style-name="T8"><text:s/><text:tab/>println (ClassicScale.HarmonicMinor on </text:span><text:span text:style-name="T42">"C"</text:span><text:span text:style-name="T8">) <text:s/></text:span><text:span text:style-name="T34">// List(C, D, </text:span><text:span text:style-name="T34">Eb</text:span><text:span text:style-name="T34">, F, G, </text:span><text:span text:style-name="T34">Ab</text:span><text:span text:style-name="T34">, B)</text:span></text:p>
      <text:p text:style-name="P26"><text:span text:style-name="T9"><text:s/><text:tab/>println (ClassicScale.MelodicMinor on </text:span><text:span text:style-name="T43">"C"</text:span><text:span text:style-name="T9">) <text:s text:c="2"/></text:span><text:span text:style-name="T35">// List(C, D, Eb, F, G, A, B)</text:span></text:p>
      <text:p text:style-name="P23"/>
      <text:p text:style-name="Standard"/>
      <text:h text:style-name="P36" text:outline-level="1">Tuning</text:h>
      <text:p text:style-name="code">Musica.math.Tuning</text:p>
      <text:p text:style-name="Text_20_body"/>
      <text:p text:style-name="Text_20_body">A tuning is basically a list of RealIntervals. They can be created very similar to scales in the previous chapter, by using a list of intervals, a list of strings, one comma-separated string or a List object containing real intervals. A tuning should start with the unison interval.</text:p>
      <text:p text:style-name="Text_20_body">If string notation is used, you can apply cents, fractions or Eitz notation (and mix them when needed): </text:p>
      <text:p text:style-name="Text_20_body"/>
      <text:p text:style-name="P7"><text:span text:style-name="T8"><text:s text:c="6"/></text:span><text:span text:style-name="T16">val</text:span><text:span text:style-name="T8"> </text:span><text:span text:style-name="T20">eq</text:span><text:span text:style-name="T8"> = Tuning(</text:span><text:span text:style-name="T42">"0c,100c,200c,300c,400c,500c,600c,700c,800c,900c,1000c,1100c"</text:span><text:span text:style-name="T8">)</text:span></text:p>
      <text:p text:style-name="P16"><text:span text:style-name="T8"><text:s text:c="6"/></text:span><text:span text:style-name="T16">val</text:span><text:span text:style-name="T8"> </text:span><text:span text:style-name="T20">agricola</text:span><text:span text:style-name="T8"> = Tuning(</text:span><text:span text:style-name="T42">"1/1,135/128,9/8,1215/1024,81/64,4/3,45/32, <text:tab/><text:tab/><text:tab/><text:tab/><text:tab/><text:tab/>3/2,405/256,27/16,16/9,243/128"</text:span><text:span text:style-name="T8">)</text:span></text:p>
      <text:p text:style-name="P16"><text:span text:style-name="T8"><text:s text:c="6"/></text:span><text:span text:style-name="T16">val</text:span><text:span text:style-name="T8"> </text:span><text:span text:style-name="T20">werckmeister3</text:span><text:span text:style-name="T8"> = Tuning(</text:span><text:span text:style-name="T42">"C^0,C#^-1,D^-1/2,Eb^0,E^-3/4,F^0,F#^-1,G^-1/4,G#^-1,</text:span></text:p>
      <text:p text:style-name="P16"><text:span text:style-name="T42"><text:tab/><text:tab/><text:tab/>A^-3/4,Bb^0,B^-3/4"</text:span><text:span text:style-name="T8">) 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3M23S</meta:editing-duration>
    <meta:editing-cycles>124</meta:editing-cycles>
    <meta:generator>OpenOffice/4.1.1$Win32 OpenOffice.org_project/411m6$Build-9775</meta:generator>
    <dc:date>2014-10-10T17:30:16.72</dc:date>
    <dc:creator>Jeroen en Hans Donkers en Weevers</dc:creator>
    <meta:document-statistic meta:table-count="0" meta:image-count="0" meta:object-count="0" meta:page-count="10" meta:paragraph-count="241" meta:word-count="2607" meta:character-count="16123"/>
    <meta:user-defined meta:name="Info 1"/>
    <meta:user-defined meta:name="Info 2"/>
    <meta:user-defined meta:name="Info 3"/>
    <meta:user-defined meta:name="Info 4"/>
  </office:meta>
</office:document-meta>
</file>